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я1" style:family="table">
      <style:table-properties style:width="16.882cm" fo:margin-left="-0.402cm" fo:margin-top="0cm" fo:margin-bottom="0cm" table:align="left" style:writing-mode="lr-tb"/>
    </style:style>
    <style:style style:name="Таблиця1.A" style:family="table-column">
      <style:table-column-properties style:column-width="0.903cm"/>
    </style:style>
    <style:style style:name="Таблиця1.B" style:family="table-column">
      <style:table-column-properties style:column-width="3.872cm"/>
    </style:style>
    <style:style style:name="Таблиця1.C" style:family="table-column">
      <style:table-column-properties style:column-width="12.107cm"/>
    </style:style>
    <style:style style:name="Таблиця1.1" style:family="table-row">
      <style:table-row-properties fo:keep-together="auto"/>
    </style:style>
    <style:style style:name="Таблиця1.A1" style:family="table-cell">
      <style:table-cell-properties fo:padding-left="0.199cm" fo:padding-right="0.191cm" fo:padding-top="0cm" fo:padding-bottom="0cm" fo:border="0.5pt solid #000000"/>
    </style:style>
    <style:style style:name="Таблиця1.A6" style:family="table-cell">
      <style:table-cell-properties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Standard">
      <style:text-properties officeooo:paragraph-rsid="000211f6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211f6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0211f6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211f6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paragraph-rsid="000211f6"/>
    </style:style>
    <style:style style:name="P6" style:family="paragraph" style:parent-style-name="Standard">
      <style:paragraph-properties fo:margin-left="0.282cm" fo:margin-right="0cm" fo:margin-top="0cm" fo:margin-bottom="0cm" loext:contextual-spacing="false" fo:line-height="100%" fo:text-indent="0cm" style:auto-text-indent="false"/>
      <style:text-properties officeooo:paragraph-rsid="000211f6"/>
    </style:style>
    <style:style style:name="P7" style:family="paragraph" style:parent-style-name="Standard">
      <style:paragraph-properties fo:margin-left="0.282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paragraph-rsid="000211f6" style:font-name-asian="Times New Roman1" style:font-size-asian="12pt" style:font-weight-asian="bold" style:font-name-complex="Times New Roman1" style:font-size-complex="12pt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row table:style-name="Таблиця1.1">
          <table:table-cell table:style-name="Таблиця1.A1" office:value-type="string">
            <text:p text:style-name="P2"/>
          </table:table-cell>
          <table:table-cell table:style-name="Таблиця1.A1" office:value-type="string">
            <text:p text:style-name="P3"/>
            <text:p text:style-name="P4"><text:span text:style-name="T1">Ключові компетентності</text:span></text:p>
          </table:table-cell>
          <table:table-cell table:style-name="Таблиця1.A1" office:value-type="string">
            <text:p text:style-name="P3"/>
            <text:p text:style-name="P4"><text:span text:style-name="T1">Компоненти</text:span></text:p>
          </table:table-cell>
        </table:table-row>
        <table:table-row table:style-name="Таблиця1.1">
          <table:table-cell table:style-name="Таблиця1.A1" office:value-type="string">
            <text:p text:style-name="P5"><text:span text:style-name="T2">1</text:span></text:p>
          </table:table-cell>
          <table:table-cell table:style-name="Таблиця1.A1" office:value-type="string">
            <text:p text:style-name="P5"><text:span text:style-name="T1">Спілкування державною <text:line-break/>(і рідною у разі відмінності) мовами</text:span></text:p>
          </table:table-cell>
          <table:table-cell table:style-name="Таблиця1.A1" office:value-type="string">
            <text:p text:style-name="P6"><text:span text:style-name="T1">Уміння</text:span><text:span text:style-name="T2">: </text:span></text:p>
            <text:p text:style-name="P6"><text:span text:style-name="T2">створювати інформаційні продукти та грамотно і безпечно комунікувати з використанням сучасних технологій державною (і рідною у разі відмінності) мовою; </text:span></text:p>
            <text:p text:style-name="P6"><text:span text:style-name="T2">висловлюватись та спілкуватися на тему сучасних інформаційних технологій з використанням відповідної термінології.</text:span></text:p>
            <text:p text:style-name="P6"><text:span text:style-name="T1">Ставлення</text:span><text:span text:style-name="T2">:</text:span></text:p>
            <text:p text:style-name="P6"><text:span text:style-name="T2">усвідомлення комунікаційної ролі ІТ;</text:span></text:p>
            <text:p text:style-name="P6"><text:span text:style-name="T2">уникнення невнормованих іншомовних запозичень у спілкуванні на ІТ-тематику;</text:span></text:p>
            <text:p text:style-name="P6"><text:span text:style-name="T2">надавання переваги використанню програмних засобів та ресурсів з інтерфейсом державною (і рідною у разі відмінності) мовами</text:span></text:p>
          </table:table-cell>
        </table:table-row>
        <table:table-row table:style-name="Таблиця1.1">
          <table:table-cell table:style-name="Таблиця1.A1" office:value-type="string">
            <text:p text:style-name="P5"><text:span text:style-name="T2">2</text:span></text:p>
          </table:table-cell>
          <table:table-cell table:style-name="Таблиця1.A1" office:value-type="string">
            <text:p text:style-name="P5"><text:span text:style-name="T1">Спілкування іноземними мовами</text:span></text:p>
          </table:table-cell>
          <table:table-cell table:style-name="Таблиця1.A1" office:value-type="string">
            <text:p text:style-name="P6"><text:span text:style-name="T1">Уміння</text:span><text:span text:style-name="T2">: </text:span></text:p>
            <text:p text:style-name="P6"><text:span text:style-name="T2">використовувати програмні засоби та ресурси з інтерфейсом іноземними мовами;</text:span></text:p>
            <text:p text:style-name="P6"><text:span text:style-name="T2">використовувати програмні засоби для перекладу текстів та тлумачення іноземних слів;</text:span></text:p>
            <text:p text:style-name="P6"><text:span text:style-name="T2">оперувати базовою міжнародною ІТ-термінологією.</text:span></text:p>
            <text:p text:style-name="P6"><text:span text:style-name="T1">Ставлення</text:span><text:span text:style-name="T2">:</text:span></text:p>
            <text:p text:style-name="P6"><text:span text:style-name="T2">усвідомлення ролі ІТ в інтерперсональній комунікації у глобальному контексті;</text:span></text:p>
            <text:p text:style-name="P6"><text:span text:style-name="T2">розуміння необхідності володіння іноземними мовами для онлайн-навчання й активного залучення до європейської та глобальної спільнот, усвідомлення своєї причетності до них</text:span></text:p>
          </table:table-cell>
        </table:table-row>
        <table:table-row table:style-name="Таблиця1.1">
          <table:table-cell table:style-name="Таблиця1.A1" office:value-type="string">
            <text:p text:style-name="P5"><text:span text:style-name="T2">3</text:span></text:p>
          </table:table-cell>
          <table:table-cell table:style-name="Таблиця1.A1" office:value-type="string">
            <text:p text:style-name="P5"><text:span text:style-name="T1">Математична компетентність</text:span></text:p>
          </table:table-cell>
          <table:table-cell table:style-name="Таблиця1.A1" office:value-type="string">
            <text:p text:style-name="P6"><text:span text:style-name="T1">Уміння</text:span><text:span text:style-name="T2">: </text:span></text:p>
            <text:p text:style-name="P6"><text:span text:style-name="T2">розуміти, використовувати та створювати математичні моделі об’єктів та процесів для розв’язування задач із різних предметних галузей засобами інформаційних технологій.</text:span></text:p>
            <text:p text:style-name="P6"><text:span text:style-name="T1">Ставлення</text:span><text:span text:style-name="T2">: </text:span></text:p>
            <text:p text:style-name="P6"><text:span text:style-name="T2">усвідомлення ролі математики як однієї з основ ІТ</text:span></text:p>
          </table:table-cell>
        </table:table-row>
        <table:table-row table:style-name="Таблиця1.1">
          <table:table-cell table:style-name="Таблиця1.A1" office:value-type="string">
            <text:p text:style-name="P5"><text:span text:style-name="T2">4</text:span></text:p>
          </table:table-cell>
          <table:table-cell table:style-name="Таблиця1.A1" office:value-type="string">
            <text:p text:style-name="P5"><text:span text:style-name="T1">Основні компетентності у природничих науках і технологіях</text:span></text:p>
          </table:table-cell>
          <table:table-cell table:style-name="Таблиця1.A1" office:value-type="string">
            <text:p text:style-name="P6"><text:span text:style-name="T1">Уміння</text:span><text:span text:style-name="T2">: </text:span></text:p>
            <text:p text:style-name="P6"><text:span text:style-name="T2">застосовувати логічне, алгоритмічне, структурне та системне мислення для розв’язування життєвих проблемних ситуацій;</text:span></text:p>
            <text:p text:style-name="P6"><text:span text:style-name="T2">планувати та проводити навчальні дослідження та комп’ютерні експерименти в галузі природничих наук і технологій;</text:span></text:p>
            <text:p text:style-name="P6"><text:span text:style-name="T2">послуговуватися технологічними пристроями.</text:span></text:p>
            <text:p text:style-name="P6"><text:span text:style-name="T1">Ставлення</text:span><text:span text:style-name="T2">: </text:span></text:p>
            <text:p text:style-name="P6"><text:span text:style-name="T2">усвідомлення міждисциплінарного значення інформатики;</text:span></text:p>
            <text:p text:style-name="P6"><text:span text:style-name="T2">усвідомлення ролі наукових ідей в сучасних інформаційних технологіях</text:span></text:p>
          </table:table-cell>
        </table:table-row>
        <table:table-row table:style-name="Таблиця1.1">
          <table:table-cell table:style-name="Таблиця1.A6" office:value-type="string">
            <text:p text:style-name="P5"><text:span text:style-name="T2">5</text:span></text:p>
          </table:table-cell>
          <table:table-cell table:style-name="Таблиця1.A6" office:value-type="string">
            <text:p text:style-name="P5"><text:span text:style-name="T1">Інформаційно-<text:line-break/>цифрова компетентність</text:span></text:p>
          </table:table-cell>
          <table:table-cell table:style-name="Таблиця1.A6" office:value-type="string">
            <text:p text:style-name="P6"><text:span text:style-name="T2">Розкривається у змісті предмета</text:span></text:p>
          </table:table-cell>
        </table:table-row>
        <table:table-row table:style-name="Таблиця1.1">
          <table:table-cell table:style-name="Таблиця1.A1" office:value-type="string">
            <text:p text:style-name="P5"><text:span text:style-name="T2">6</text:span></text:p>
          </table:table-cell>
          <table:table-cell table:style-name="Таблиця1.A1" office:value-type="string">
            <text:p text:style-name="P5"><text:span text:style-name="T1">Уміння вчитися впродовж життя</text:span></text:p>
          </table:table-cell>
          <table:table-cell table:style-name="Таблиця1.A1" office:value-type="string">
            <text:p text:style-name="P6"><text:span text:style-name="T1">Уміння</text:span><text:span text:style-name="T2">: </text:span></text:p>
            <text:p text:style-name="P6"><text:span text:style-name="T2">організовувати свою діяльність з використанням програмних </text:span><text:soft-page-break/><text:span text:style-name="T2">засобів для планування та структурування роботи, а також співпраці з членами соціуму; </text:span></text:p>
            <text:p text:style-name="P6"><text:span text:style-name="T2">самостійно опановувати нові технології та засоби діяльності.</text:span></text:p>
            <text:p text:style-name="P6"><text:span text:style-name="T1">Ставлення</text:span><text:span text:style-name="T2">: </text:span></text:p>
            <text:p text:style-name="P6"><text:span text:style-name="T2">виявлення допитливості, наполегливості, впевненості, вміння мотивувати себе до навчальної діяльності, долати перешкоди як ключові чинники успіху навчально-пізнавального процесу інформатики;</text:span></text:p>
            <text:p text:style-name="P6"><text:span text:style-name="T2">усвідомлення необхідності та принципів навчання протягом усього життя;</text:span></text:p>
            <text:p text:style-name="P6"><text:span text:style-name="T2">усвідомлення відповідальності за власне навчання</text:span></text:p>
          </table:table-cell>
        </table:table-row>
        <table:table-row table:style-name="Таблиця1.1">
          <table:table-cell table:style-name="Таблиця1.A6" office:value-type="string">
            <text:p text:style-name="P5"><text:span text:style-name="T2">7</text:span></text:p>
          </table:table-cell>
          <table:table-cell table:style-name="Таблиця1.A6" office:value-type="string">
            <text:p text:style-name="P5"><text:span text:style-name="T1">Ініціативність і підприємливість</text:span></text:p>
          </table:table-cell>
          <table:table-cell table:style-name="Таблиця1.A6" office:value-type="string">
            <text:p text:style-name="P6"><text:span text:style-name="T2">Розкривається через наскрізну змістову лінію</text:span></text:p>
          </table:table-cell>
        </table:table-row>
        <table:table-row table:style-name="Таблиця1.1">
          <table:table-cell table:style-name="Таблиця1.A6" office:value-type="string">
            <text:p text:style-name="P5"><text:span text:style-name="T2">8</text:span></text:p>
          </table:table-cell>
          <table:table-cell table:style-name="Таблиця1.A6" office:value-type="string">
            <text:p text:style-name="P5"><text:span text:style-name="T1">Соціальна та громадянська компетентності</text:span></text:p>
          </table:table-cell>
          <table:table-cell table:style-name="Таблиця1.A6" office:value-type="string">
            <text:p text:style-name="P6"><text:span text:style-name="T2">Розкривається через наскрізну змістову лінію</text:span></text:p>
          </table:table-cell>
        </table:table-row>
        <table:table-row table:style-name="Таблиця1.1">
          <table:table-cell table:style-name="Таблиця1.A6" office:value-type="string">
            <text:p text:style-name="P5"><text:span text:style-name="T2">9</text:span></text:p>
          </table:table-cell>
          <table:table-cell table:style-name="Таблиця1.A6" office:value-type="string">
            <text:p text:style-name="P5"><text:span text:style-name="T1">Обізнаність та самовираження у сфері культури</text:span></text:p>
          </table:table-cell>
          <table:table-cell table:style-name="Таблиця1.A6" office:value-type="string">
            <text:p text:style-name="P6"><text:span text:style-name="T1">Уміння</text:span><text:span text:style-name="T2">:</text:span></text:p>
            <text:p text:style-name="P6"><text:span text:style-name="T2">грамотно і логічно висловлювати свою думку, аргументувати та вести діалог, враховуючи національні та культурні особливості співрозмовників та дотримуючись етики спілкування і взаємодії у віртуальному просторі;</text:span></text:p>
            <text:p text:style-name="P6"><text:span text:style-name="T2">враховувати художньо-естетичну складову при створенні інформаційних продуктів (сайтів, малюнків, текстів тощо).</text:span></text:p>
            <text:p text:style-name="P7"/>
            <text:p text:style-name="P6"><text:span text:style-name="T1">Ставлення</text:span><text:span text:style-name="T2">: </text:span></text:p>
            <text:p text:style-name="P6"><text:span text:style-name="T2">культурна самоідентифікація, повага до культурного розмаїття у глобальному інформаційному суспільстві;</text:span></text:p>
            <text:p text:style-name="P6"><text:span text:style-name="T2">усвідомлення впливу інформатики та інформаційних технологій на людську культуру та розвиток суспільства</text:span></text:p>
          </table:table-cell>
        </table:table-row>
        <table:table-row table:style-name="Таблиця1.1">
          <table:table-cell table:style-name="Таблиця1.A6" office:value-type="string">
            <text:p text:style-name="P5"><text:span text:style-name="T2">10</text:span></text:p>
          </table:table-cell>
          <table:table-cell table:style-name="Таблиця1.A6" office:value-type="string">
            <text:p text:style-name="P5"><text:span text:style-name="T1">Екологічна грамотність і здорове життя</text:span></text:p>
          </table:table-cell>
          <table:table-cell table:style-name="Таблиця1.A6" office:value-type="string">
            <text:p text:style-name="P6"><text:span text:style-name="T2">Розкривається через наскрізну змістову лінію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07:27:01.501288758</meta:creation-date>
    <dc:date>2018-08-31T07:27:20.163112722</dc:date>
    <meta:editing-duration>PT19S</meta:editing-duration>
    <meta:editing-cycles>1</meta:editing-cycles>
    <meta:document-statistic meta:table-count="1" meta:image-count="0" meta:object-count="0" meta:page-count="2" meta:paragraph-count="64" meta:word-count="383" meta:character-count="3305" meta:non-whitespace-character-count="2974"/>
    <meta:generator>LibreOffice/6.0.6.2$Linux_X86_64 LibreOffice_project/00m0$Build-2</meta:generator>
  </office:meta>
</office:document-meta>
</file>